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6.42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5" draw:id="id5" draw:layer="layout" svg:width="11.176cm" svg:height="6.114cm" svg:x="10.414cm" svg:y="13.444cm">
          <text:p text:style-name="P1">Sandboxed system via shell scripts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0.16cm" svg:height="1.778cm" svg:x="0.533cm" svg:y="5.57cm">
          <text:p text:style-name="P1"><text:span text:style-name="T1">Apache</text:span> – Web front end</text:p>
          <text:p text:style-name="P1">Passes requests to Python WSGI.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8.89cm" svg:height="1.778cm" svg:x="11.515cm" svg:y="5.57cm">
          <text:p text:style-name="P1"><text:span text:style-name="T1">Celery</text:span> – Python task queue</text:p>
          <text:p text:style-name="P1">Grades answers.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0.16cm" svg:height="2.54cm" svg:x="4.802cm" svg:y="8.364cm">
          <text:p text:style-name="P1"><text:span text:style-name="T1">Django</text:span> – Python application server</text:p>
          <text:p text:style-name="P1">Serves requests for exercise</text:p>
          <text:p text:style-name="P1">contents and answers.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.613cm" svg:y1="7.348cm" svg:x2="9.882cm" svg:y2="8.364cm" draw:start-shape="id1" draw:start-glue-point="2" draw:end-shape="id2" draw:end-glue-point="0" svg:d="m5613 7348 4269 1016" svg:viewBox="0 0 4270 1017">
          <text:p/>
        </draw:connector>
        <draw:custom-shape draw:style-name="gr4" draw:text-style-name="P1" xml:id="id4" draw:id="id4" draw:layer="layout" svg:width="10.16cm" svg:height="4.064cm" svg:x="16.994cm" svg:y="8.364cm">
          <text:p text:style-name="P1"><text:span text:style-name="T1">RabbitMQ</text:span> – Message broker</text:p>
          <text:p text:style-name="P1">Stores queued answers. A broker</text:p>
          <text:p text:style-name="P1">can be set by URL so either one</text:p>
          <text:p text:style-name="P1">shared queue or independent</text:p>
          <text:p text:style-name="P1">queue for each grader can be used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16cm" svg:height="2.386cm" svg:x="10.922cm" svg:y="14.478cm">
          <text:p text:style-name="P1"><text:span text:style-name="T1">expaca</text:span></text:p>
          <text:p text:style-name="P1">Runs answer code and compares</text:p>
          <text:p text:style-name="P1"><text:s/>output to that of a model answer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16cm" svg:height="1.778cm" svg:x="10.922cm" svg:y="17.272cm">
          <text:p text:style-name="P1"><text:span text:style-name="T1">JUnit etc</text:span></text:p>
          <text:p text:style-name="P1">Runs tests against answer code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2.286cm" svg:x="15.579cm" svg:y="3.284cm">
          <text:p text:style-name="P1">POST results asynchronously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62cm" svg:height="2.286cm" svg:x="2.518cm" svg:y="3.284cm">
          <text:p text:style-name="P1">GET exercises</text:p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62cm" svg:height="2.286cm" svg:x="7.705cm" svg:y="3.284cm">
          <text:p text:style-name="P1">POST answers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layer="layout" svg:width="26.924cm" svg:height="2.541cm" svg:x="0.508cm" svg:y="0.508cm">
          <draw:text-box>
            <text:p><text:span text:style-name="T2">Grader stack</text:span></text:p>
            <text:p>Multiple servers behind a load balancer provide scalability and redundancy.</text:p>
            <text:p>Scaling without load balancer makes one server access point and others only posting results.</text:p>
          </draw:text-box>
        </draw:frame>
        <draw:connector draw:style-name="gr6" draw:text-style-name="P1" draw:layer="layout" draw:type="line" svg:x1="9.882cm" svg:y1="8.364cm" svg:x2="15.96cm" svg:y2="7.348cm" draw:start-shape="id2" draw:start-glue-point="0" draw:end-shape="id3" draw:end-glue-point="2" svg:d="m9882 8364 6078-1016" svg:viewBox="0 0 6079 1017">
          <text:p/>
        </draw:connector>
        <draw:connector draw:style-name="gr3" draw:text-style-name="P1" draw:layer="layout" draw:type="line" svg:x1="22.074cm" svg:y1="8.364cm" svg:x2="15.96cm" svg:y2="7.348cm" draw:start-shape="id4" draw:start-glue-point="0" draw:end-shape="id3" draw:end-glue-point="2" svg:d="m22074 8364-6114-1016" svg:viewBox="0 0 6115 1017">
          <text:p/>
        </draw:connector>
        <draw:connector draw:style-name="gr3" draw:text-style-name="P1" draw:layer="layout" draw:type="line" svg:x1="15.96cm" svg:y1="7.348cm" svg:x2="16.002cm" svg:y2="13.444cm" draw:start-shape="id3" draw:end-shape="id5" svg:d="m15960 7348 42 6096" svg:viewBox="0 0 43 6097">
          <text:p/>
        </draw:connecto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ing_20_1" draw:fill-image-name="Bitmape_20_1" draw:fill-image-width="0cm" draw:fill-image-height="0cm" draw:textarea-horizontal-align="center" draw:shadow-offset-x="0.203cm" draw:shadow-offset-y="0.203cm" draw:parallel="true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eemu Lehtinen</meta:initial-creator>
    <meta:creation-date>2014-06-03T14:24:07</meta:creation-date>
    <dc:date>2014-06-04T10:50:34</dc:date>
    <dc:creator>Teemu Lehtinen</dc:creator>
    <meta:editing-duration>PT1H48M28S</meta:editing-duration>
    <meta:editing-cycles>10</meta:editing-cycles>
    <meta:generator>LibreOffice/3.5$Linux_X86_64 LibreOffice_project/350m1$Build-2</meta:generator>
    <meta:document-statistic meta:object-count="38"/>
  </office:meta>
</office:document-meta>
</file>